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3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228cm"/>
    </style:style>
    <style:style style:name="co4" style:family="table-column">
      <style:table-column-properties fo:break-before="auto" style:column-width="3.302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1.566cm" fo:break-before="auto" style:use-optimal-row-height="true"/>
    </style:style>
    <style:style style:name="ro3" style:family="table-row">
      <style:table-row-properties style:row-height="0.501cm" fo:break-before="auto" style:use-optimal-row-height="true"/>
    </style:style>
    <style:style style:name="ro4" style:family="table-row">
      <style:table-row-properties style:row-height="0.658cm" fo:break-before="auto" style:use-optimal-row-height="true"/>
    </style:style>
    <style:style style:name="ro5" style:family="table-row">
      <style:table-row-properties style:row-height="1.065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>
      <style:table-cell-properties fo:border-bottom="0.035cm solid #3d3d3d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ackground-color="#add6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Excel_20_Built-in_20_Normal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5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6" style:family="table-cell" style:parent-style-name="Excel_20_Built-in_20_Normal">
      <style:table-cell-properties style:glyph-orientation-vertical="0" fo:border-bottom="0.035cm solid #3d3d3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7" style:family="table-cell" style:parent-style-name="Excel_20_Built-in_20_Normal">
      <style:table-cell-properties style:glyph-orientation-vertical="0" fo:border-bottom="0.035cm solid #3d3d3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order="none" style:rotation-align="none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3d3d3d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d3d3d" style:direction="ltr" fo:border-right="0.088cm solid #3d3d3d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0.088cm solid #3d3d3d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088cm solid #3d3d3d" style:diagonal-bl-tr="none" style:diagonal-tl-br="none" style:text-align-source="fix" style:repeat-content="false" fo:wrap-option="wrap" fo:border-left="none" style:direction="ltr" fo:border-right="0.088cm solid #3d3d3d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" style:family="table-cell" style:parent-style-name="Default" style:data-style-name="N0">
      <style:table-cell-properties style:glyph-orientation-vertical="0" fo:border-bottom="0.088cm solid #3d3d3d" fo:background-color="#fcf305" style:diagonal-bl-tr="none" style:diagonal-tl-br="none" style:text-align-source="fix" style:repeat-content="false" fo:wrap-option="wrap" fo:border-left="none" style:direction="ltr" fo:border-right="0.088cm solid #3d3d3d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088cm solid #3d3d3d" style:diagonal-bl-tr="none" style:diagonal-tl-br="none" style:text-align-source="fix" style:repeat-content="false" fo:wrap-option="wrap" fo:border-left="none" style:direction="ltr" fo:border-right="0.088cm solid #3d3d3d" style:rotation-angle="0" style:rotation-align="none" style:shrink-to-fit="false" fo:border-top="0.088cm solid #3d3d3d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" style:family="table-cell" style:parent-style-name="Default" style:data-style-name="N2">
      <style:table-cell-properties style:glyph-orientation-vertical="0" fo:border-bottom="0.088cm solid #3d3d3d" fo:background-color="#66ff66" style:diagonal-bl-tr="none" style:diagonal-tl-br="none" style:text-align-source="fix" style:repeat-content="false" fo:wrap-option="wrap" fo:border-left="none" style:direction="ltr" fo:border-right="0.088cm solid #3d3d3d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&lt;0" style:apply-style-name="Excel_5f_CondFormat_5f_1_5f_1_5f_1" style:base-cell-address="Hoja1.H4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3d3d3d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Excel_20_Built-in_20_Normal">
      <style:table-cell-properties style:diagonal-bl-tr="none" style:diagonal-tl-br="none" fo:border="none" style:rotation-align="none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</office:automatic-styles>
  <office:body>
    <office:spreadsheet>
      <table:table table:name="Hoja1" table:style-name="ta1" table:print="false">
        <table:table-column table:style-name="co1" table:default-cell-style-name="ce3"/>
        <table:table-column table:style-name="co2" table:number-columns-repeated="3" table:default-cell-style-name="ce3"/>
        <table:table-column table:style-name="co2" table:default-cell-style-name="Excel_20_Built-in_20_Normal"/>
        <table:table-column table:style-name="co2" table:default-cell-style-name="ce11"/>
        <table:table-column table:style-name="co2" table:number-columns-repeated="2" table:default-cell-style-name="ce13"/>
        <table:table-column table:style-name="co2" table:default-cell-style-name="ce15"/>
        <table:table-column table:style-name="co2" table:default-cell-style-name="Default"/>
        <table:table-column table:style-name="co3" table:default-cell-style-name="ce11"/>
        <table:table-column table:style-name="co2" table:number-columns-repeated="2" table:default-cell-style-name="ce13"/>
        <table:table-column table:style-name="co2" table:default-cell-style-name="ce15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Nº casos:</text:p>
          </table:table-cell>
          <table:table-cell table:style-name="ce4" office:value-type="float" office:value="50">
            <text:p>50</text:p>
          </table:table-cell>
          <table:table-cell table:style-name="ce5" table:number-columns-repeated="2"/>
          <table:table-cell/>
          <table:table-cell table:style-name="Excel_20_Built-in_20_Normal" table:number-columns-repeated="4"/>
          <table:table-cell table:style-name="ce16" table:number-columns-repeated="3"/>
          <table:table-cell table:style-name="Default" table:number-columns-repeated="2"/>
          <table:table-cell table:style-name="ce18"/>
          <table:table-cell table:style-name="ce22"/>
          <table:table-cell table:style-name="ce23"/>
          <table:table-cell/>
        </table:table-row>
        <table:table-row table:style-name="ro1">
          <table:table-cell table:style-name="Excel_20_Built-in_20_Normal"/>
          <table:table-cell table:style-name="ce5" table:number-columns-repeated="3"/>
          <table:table-cell/>
          <table:table-cell table:style-name="ce9" office:value-type="string" table:number-columns-spanned="4" table:number-rows-spanned="1">
            <text:p>Algoritmo greedy</text:p>
          </table:table-cell>
          <table:covered-table-cell table:number-columns-repeated="3" table:style-name="ce9"/>
          <table:table-cell table:style-name="ce17"/>
          <table:table-cell table:style-name="ce9" office:value-type="string" table:number-columns-spanned="4" table:number-rows-spanned="1">
            <text:p>Algoritmo BL</text:p>
          </table:table-cell>
          <table:covered-table-cell table:number-columns-repeated="3" table:style-name="ce9"/>
          <table:table-cell table:number-columns-repeated="4"/>
        </table:table-row>
        <table:table-row table:style-name="ro2">
          <table:table-cell table:style-name="ce2" office:value-type="string">
            <text:p>Caso</text:p>
          </table:table-cell>
          <table:table-cell table:style-name="ce6" office:value-type="string">
            <text:p>n</text:p>
          </table:table-cell>
          <table:table-cell table:style-name="ce6" office:value-type="string">
            <text:p>m</text:p>
          </table:table-cell>
          <table:table-cell table:style-name="ce7" office:value-type="string">
            <text:p>Mejor coste</text:p>
          </table:table-cell>
          <table:table-cell/>
          <table:table-cell table:style-name="ce10" office:value-type="string">
            <text:p>Caso</text:p>
          </table:table-cell>
          <table:table-cell table:style-name="ce12" office:value-type="string">
            <text:p>Coste medio obtenido</text:p>
          </table:table-cell>
          <table:table-cell table:style-name="ce14" office:value-type="string">
            <text:p>Tiempo (ms)</text:p>
          </table:table-cell>
          <table:table-cell table:style-name="ce9" office:value-type="string">
            <text:p>Desv</text:p>
          </table:table-cell>
          <table:table-cell table:style-name="ce18"/>
          <table:table-cell table:style-name="ce10" office:value-type="string">
            <text:p>Caso</text:p>
          </table:table-cell>
          <table:table-cell table:style-name="ce12" office:value-type="string">
            <text:p>Coste medio obtenido</text:p>
          </table:table-cell>
          <table:table-cell table:style-name="ce14" office:value-type="string">
            <text:p>Tiempo (ms)</text:p>
          </table:table-cell>
          <table:table-cell table:style-name="ce9" office:value-type="string">
            <text:p>Desv</text:p>
          </table:table-cell>
          <table:table-cell table:number-columns-repeated="4"/>
        </table:table-row>
        <table:table-row table:style-name="ro3">
          <table:table-cell office:value-type="string">
            <text:p>GKD-b_1_n25_m2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KD-b_1_n25_m2</text:p>
          </table:table-cell>
          <table:table-cell table:number-columns-repeated="2" office:value-type="float" office:value="0">
            <text:p>0</text:p>
          </table:table-cell>
          <table:table-cell table:formula="of:=IF(ISERR(([.G3]-[.#REF!117])/[.G3]);0;([.G3]-[.#REF!117])/[.G3])" office:value-type="float" office:value="0">
            <text:p>0,00</text:p>
          </table:table-cell>
          <table:table-cell/>
          <table:table-cell office:value-type="string">
            <text:p>GKD-b_1_n25_m2</text:p>
          </table:table-cell>
          <table:table-cell table:number-columns-repeated="2" office:value-type="float" office:value="0">
            <text:p>0</text:p>
          </table:table-cell>
          <table:table-cell table:formula="of:=IF(ISERR(([.L3]-[.D117])/[.L3]);0;([.L3]-[.D117])/[.L3])" office:value-type="float" office:value="0">
            <text:p>0,00</text:p>
          </table:table-cell>
          <table:table-cell table:number-columns-repeated="4"/>
        </table:table-row>
        <table:table-row table:style-name="ro3">
          <table:table-cell office:value-type="string">
            <text:p>GKD-b_2_n25_m2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KD-b_2_n25_m2</text:p>
          </table:table-cell>
          <table:table-cell table:number-columns-repeated="2" office:value-type="float" office:value="0">
            <text:p>0</text:p>
          </table:table-cell>
          <table:table-cell table:formula="of:=IF(ISERR(([.G4]-[.#REF!118])/[.G4]);0;([.G4]-[.#REF!118])/[.G4])" office:value-type="float" office:value="0">
            <text:p>0,00</text:p>
          </table:table-cell>
          <table:table-cell/>
          <table:table-cell office:value-type="string">
            <text:p>GKD-b_2_n25_m2</text:p>
          </table:table-cell>
          <table:table-cell table:number-columns-repeated="2" office:value-type="float" office:value="0">
            <text:p>0</text:p>
          </table:table-cell>
          <table:table-cell table:formula="of:=IF(ISERR(([.L4]-[.D118])/[.L4]);0;([.L4]-[.D118])/[.L4])" office:value-type="float" office:value="0">
            <text:p>0,00</text:p>
          </table:table-cell>
          <table:table-cell table:number-columns-repeated="4"/>
        </table:table-row>
        <table:table-row table:style-name="ro4">
          <table:table-cell office:value-type="string">
            <text:p>GKD-b_3_n25_m2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KD-b_3_n25_m2</text:p>
          </table:table-cell>
          <table:table-cell table:number-columns-repeated="2" office:value-type="float" office:value="0">
            <text:p>0</text:p>
          </table:table-cell>
          <table:table-cell table:formula="of:=IF(ISERR(([.G5]-[.#REF!119])/[.G5]);0;([.G5]-[.#REF!119])/[.G5])" office:value-type="float" office:value="0">
            <text:p>0,00</text:p>
          </table:table-cell>
          <table:table-cell/>
          <table:table-cell office:value-type="string">
            <text:p>GKD-b_3_n25_m2</text:p>
          </table:table-cell>
          <table:table-cell table:number-columns-repeated="2" office:value-type="float" office:value="0">
            <text:p>0</text:p>
          </table:table-cell>
          <table:table-cell table:formula="of:=IF(ISERR(([.L5]-[.D119])/[.L5]);0;([.L5]-[.D119])/[.L5])" office:value-type="float" office:value="0">
            <text:p>0,00</text:p>
          </table:table-cell>
          <table:table-cell table:style-name="ce18"/>
          <table:table-cell table:style-name="ce22"/>
          <table:table-cell table:style-name="ce24" office:value-type="string">
            <text:p>Greedy</text:p>
          </table:table-cell>
          <table:table-cell table:style-name="ce24" office:value-type="string">
            <text:p>BL</text:p>
          </table:table-cell>
        </table:table-row>
        <table:table-row table:style-name="ro5">
          <table:table-cell office:value-type="string">
            <text:p>GKD-b_4_n25_m2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KD-b_4_n25_m2</text:p>
          </table:table-cell>
          <table:table-cell table:number-columns-repeated="2" office:value-type="float" office:value="0">
            <text:p>0</text:p>
          </table:table-cell>
          <table:table-cell table:formula="of:=IF(ISERR(([.G6]-[.#REF!120])/[.G6]);0;([.G6]-[.#REF!120])/[.G6])" office:value-type="float" office:value="0">
            <text:p>0,00</text:p>
          </table:table-cell>
          <table:table-cell/>
          <table:table-cell office:value-type="string">
            <text:p>GKD-b_4_n25_m2</text:p>
          </table:table-cell>
          <table:table-cell table:number-columns-repeated="2" office:value-type="float" office:value="0">
            <text:p>0</text:p>
          </table:table-cell>
          <table:table-cell table:formula="of:=IF(ISERR(([.L6]-[.D120])/[.L6]);0;([.L6]-[.D120])/[.L6])" office:value-type="float" office:value="0">
            <text:p>0,00</text:p>
          </table:table-cell>
          <table:table-cell table:style-name="ce18"/>
          <table:table-cell table:style-name="ce20" office:value-type="string">
            <text:p>Media Desv:</text:p>
          </table:table-cell>
          <table:table-cell table:style-name="ce25" table:formula="of:=SUM([.I4:.I53])/[.B1]" office:value-type="float" office:value="0.664663391475548">
            <text:p>0,6646633915</text:p>
          </table:table-cell>
          <table:table-cell table:style-name="ce25" table:formula="of:=SUM([.N4:.N53])/[.B1]" office:value-type="float" office:value="0.481511249536606">
            <text:p>0,4815112495</text:p>
          </table:table-cell>
        </table:table-row>
        <table:table-row table:style-name="ro2">
          <table:table-cell office:value-type="string">
            <text:p>GKD-b_5_n25_m2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KD-b_5_n25_m2</text:p>
          </table:table-cell>
          <table:table-cell table:number-columns-repeated="2" office:value-type="float" office:value="0">
            <text:p>0</text:p>
          </table:table-cell>
          <table:table-cell table:formula="of:=IF(ISERR(([.G7]-[.#REF!121])/[.G7]);0;([.G7]-[.#REF!121])/[.G7])" office:value-type="float" office:value="0">
            <text:p>0,00</text:p>
          </table:table-cell>
          <table:table-cell/>
          <table:table-cell office:value-type="string">
            <text:p>GKD-b_5_n25_m2</text:p>
          </table:table-cell>
          <table:table-cell table:number-columns-repeated="2" office:value-type="float" office:value="0">
            <text:p>0</text:p>
          </table:table-cell>
          <table:table-cell table:formula="of:=IF(ISERR(([.L7]-[.D121])/[.L7]);0;([.L7]-[.D121])/[.L7])" office:value-type="float" office:value="0">
            <text:p>0,00</text:p>
          </table:table-cell>
          <table:table-cell/>
          <table:table-cell table:style-name="ce20" office:value-type="string">
            <text:p>Media Tiempo(MS):</text:p>
          </table:table-cell>
          <table:table-cell table:style-name="ce26" table:formula="of:=SUM([.H4:.H53])/[.B1]" office:value-type="float" office:value="32.88">
            <text:p>32,88</text:p>
          </table:table-cell>
          <table:table-cell table:style-name="ce26" table:formula="of:=SUM([.M4:.M53])/[.B1]" office:value-type="float" office:value="706.84">
            <text:p>706,84</text:p>
          </table:table-cell>
        </table:table-row>
        <table:table-row table:style-name="ro3">
          <table:table-cell office:value-type="string">
            <text:p>GKD-b_6_n25_m7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12.7179599999997">
            <text:p>12,71796</text:p>
          </table:table-cell>
          <table:table-cell/>
          <table:table-cell office:value-type="string">
            <text:p>GKD-b_6_n25_m7</text:p>
          </table:table-cell>
          <table:table-cell office:value-type="float" office:value="71.2874">
            <text:p>71,2874</text:p>
          </table:table-cell>
          <table:table-cell office:value-type="float" office:value="0">
            <text:p>0</text:p>
          </table:table-cell>
          <table:table-cell table:formula="of:=([.G9]-[.D9])/[.G9]" office:value-type="float" office:value="0.821595962259815">
            <text:p>0,82</text:p>
          </table:table-cell>
          <table:table-cell table:style-name="ce18"/>
          <table:table-cell office:value-type="string">
            <text:p>GKD-b_6_n25_m7</text:p>
          </table:table-cell>
          <table:table-cell office:value-type="float" office:value="38.7263">
            <text:p>38,7263</text:p>
          </table:table-cell>
          <table:table-cell office:value-type="float" office:value="2">
            <text:p>2</text:p>
          </table:table-cell>
          <table:table-cell table:formula="of:=([.L9]-[.D9])/[.L9]" office:value-type="float" office:value="0.671593723128734">
            <text:p>0,67</text:p>
          </table:table-cell>
          <table:table-cell/>
          <table:table-cell table:style-name="ce22"/>
          <table:table-cell table:style-name="ce23"/>
          <table:table-cell/>
        </table:table-row>
        <table:table-row table:style-name="ro3">
          <table:table-cell office:value-type="string">
            <text:p>GKD-b_7_n25_m7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14.0987499999997">
            <text:p>14,09875</text:p>
          </table:table-cell>
          <table:table-cell/>
          <table:table-cell office:value-type="string">
            <text:p>GKD-b_7_n25_m7</text:p>
          </table:table-cell>
          <table:table-cell office:value-type="float" office:value="53.8354">
            <text:p>53,8354</text:p>
          </table:table-cell>
          <table:table-cell office:value-type="float" office:value="0">
            <text:p>0</text:p>
          </table:table-cell>
          <table:table-cell table:formula="of:=([.G10]-[.D10])/[.G10]" office:value-type="float" office:value="0.738113769007016">
            <text:p>0,74</text:p>
          </table:table-cell>
          <table:table-cell table:style-name="ce18"/>
          <table:table-cell office:value-type="string">
            <text:p>GKD-b_7_n25_m7</text:p>
          </table:table-cell>
          <table:table-cell office:value-type="float" office:value="37.7537">
            <text:p>37,7537</text:p>
          </table:table-cell>
          <table:table-cell office:value-type="float" office:value="3">
            <text:p>3</text:p>
          </table:table-cell>
          <table:table-cell table:formula="of:=([.L10]-[.D10])/[.L10]" office:value-type="float" office:value="0.626559780895655">
            <text:p>0,63</text:p>
          </table:table-cell>
          <table:table-cell table:number-columns-repeated="4"/>
        </table:table-row>
        <table:table-row table:style-name="ro3">
          <table:table-cell office:value-type="string">
            <text:p>GKD-b_8_n25_m7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16.7611899999998">
            <text:p>16,76119</text:p>
          </table:table-cell>
          <table:table-cell/>
          <table:table-cell office:value-type="string">
            <text:p>GKD-b_8_n25_m7</text:p>
          </table:table-cell>
          <table:table-cell office:value-type="float" office:value="49.3781">
            <text:p>49,3781</text:p>
          </table:table-cell>
          <table:table-cell office:value-type="float" office:value="0">
            <text:p>0</text:p>
          </table:table-cell>
          <table:table-cell table:formula="of:=([.G11]-[.D11])/[.G11]" office:value-type="float" office:value="0.660554172801307">
            <text:p>0,66</text:p>
          </table:table-cell>
          <table:table-cell table:style-name="ce18"/>
          <table:table-cell office:value-type="string">
            <text:p>GKD-b_8_n25_m7</text:p>
          </table:table-cell>
          <table:table-cell office:value-type="float" office:value="42.0085">
            <text:p>42,0085</text:p>
          </table:table-cell>
          <table:table-cell office:value-type="float" office:value="2">
            <text:p>2</text:p>
          </table:table-cell>
          <table:table-cell table:formula="of:=([.L11]-[.D11])/[.L11]" office:value-type="float" office:value="0.601004796648302">
            <text:p>0,60</text:p>
          </table:table-cell>
          <table:table-cell table:number-columns-repeated="4"/>
        </table:table-row>
        <table:table-row table:style-name="ro3">
          <table:table-cell office:value-type="string">
            <text:p>GKD-b_9_n25_m7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17.0692099999999">
            <text:p>17,06921</text:p>
          </table:table-cell>
          <table:table-cell/>
          <table:table-cell office:value-type="string">
            <text:p>GKD-b_9_n25_m7</text:p>
          </table:table-cell>
          <table:table-cell office:value-type="float" office:value="66.0888">
            <text:p>66,0888</text:p>
          </table:table-cell>
          <table:table-cell office:value-type="float" office:value="1">
            <text:p>1</text:p>
          </table:table-cell>
          <table:table-cell table:formula="of:=([.G12]-[.D12])/[.G12]" office:value-type="float" office:value="0.741723105881785">
            <text:p>0,74</text:p>
          </table:table-cell>
          <table:table-cell table:style-name="ce18"/>
          <table:table-cell office:value-type="string">
            <text:p>GKD-b_9_n25_m7</text:p>
          </table:table-cell>
          <table:table-cell office:value-type="float" office:value="20.7562">
            <text:p>20,7562</text:p>
          </table:table-cell>
          <table:table-cell office:value-type="float" office:value="2">
            <text:p>2</text:p>
          </table:table-cell>
          <table:table-cell table:formula="of:=([.L12]-[.D12])/[.L12]" office:value-type="float" office:value="0.177633189119401">
            <text:p>0,18</text:p>
          </table:table-cell>
          <table:table-cell table:number-columns-repeated="4"/>
        </table:table-row>
        <table:table-row table:style-name="ro3">
          <table:table-cell office:value-type="string">
            <text:p>GKD-b_10_n25_m7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23.2652299999999">
            <text:p>23,26523</text:p>
          </table:table-cell>
          <table:table-cell/>
          <table:table-cell office:value-type="string">
            <text:p>GKD-b_10_n25_m7</text:p>
          </table:table-cell>
          <table:table-cell office:value-type="float" office:value="75.6968">
            <text:p>75,6968</text:p>
          </table:table-cell>
          <table:table-cell office:value-type="float" office:value="1">
            <text:p>1</text:p>
          </table:table-cell>
          <table:table-cell table:formula="of:=([.G13]-[.D13])/[.G13]" office:value-type="float" office:value="0.692652397459339">
            <text:p>0,69</text:p>
          </table:table-cell>
          <table:table-cell table:style-name="ce18"/>
          <table:table-cell office:value-type="string">
            <text:p>GKD-b_10_n25_m7</text:p>
          </table:table-cell>
          <table:table-cell office:value-type="float" office:value="47.2748">
            <text:p>47,2748</text:p>
          </table:table-cell>
          <table:table-cell office:value-type="float" office:value="2">
            <text:p>2</text:p>
          </table:table-cell>
          <table:table-cell table:formula="of:=([.L13]-[.D13])/[.L13]" office:value-type="float" office:value="0.507872481745033">
            <text:p>0,51</text:p>
          </table:table-cell>
          <table:table-cell table:number-columns-repeated="4"/>
        </table:table-row>
        <table:table-row table:style-name="ro3">
          <table:table-cell office:value-type="string">
            <text:p>GKD-b_11_n50_m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1.92610000000002">
            <text:p>1,9261</text:p>
          </table:table-cell>
          <table:table-cell/>
          <table:table-cell office:value-type="string">
            <text:p>GKD-b_11_n50_m5</text:p>
          </table:table-cell>
          <table:table-cell office:value-type="float" office:value="25.2794">
            <text:p>25,2794</text:p>
          </table:table-cell>
          <table:table-cell office:value-type="float" office:value="1">
            <text:p>1</text:p>
          </table:table-cell>
          <table:table-cell table:formula="of:=([.G14]-[.D14])/[.G14]" office:value-type="float" office:value="0.923807527077382">
            <text:p>0,92</text:p>
          </table:table-cell>
          <table:table-cell table:style-name="ce18"/>
          <table:table-cell office:value-type="string">
            <text:p>GKD-b_11_n50_m5</text:p>
          </table:table-cell>
          <table:table-cell office:value-type="float" office:value="16.5667">
            <text:p>16,5667</text:p>
          </table:table-cell>
          <table:table-cell office:value-type="float" office:value="2">
            <text:p>2</text:p>
          </table:table-cell>
          <table:table-cell table:formula="of:=([.L14]-[.D14])/[.L14]" office:value-type="float" office:value="0.883736652441342">
            <text:p>0,88</text:p>
          </table:table-cell>
          <table:table-cell table:number-columns-repeated="4"/>
        </table:table-row>
        <table:table-row table:style-name="ro3">
          <table:table-cell office:value-type="string">
            <text:p>GKD-b_12_n50_m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2.12104000000011">
            <text:p>2,12104</text:p>
          </table:table-cell>
          <table:table-cell/>
          <table:table-cell office:value-type="string">
            <text:p>GKD-b_12_n50_m5</text:p>
          </table:table-cell>
          <table:table-cell office:value-type="float" office:value="26.7352">
            <text:p>26,7352</text:p>
          </table:table-cell>
          <table:table-cell office:value-type="float" office:value="1">
            <text:p>1</text:p>
          </table:table-cell>
          <table:table-cell table:formula="of:=([.G15]-[.D15])/[.G15]" office:value-type="float" office:value="0.920664891229536">
            <text:p>0,92</text:p>
          </table:table-cell>
          <table:table-cell table:style-name="ce18"/>
          <table:table-cell office:value-type="string">
            <text:p>GKD-b_12_n50_m5</text:p>
          </table:table-cell>
          <table:table-cell office:value-type="float" office:value="15.609">
            <text:p>15,609</text:p>
          </table:table-cell>
          <table:table-cell office:value-type="float" office:value="3">
            <text:p>3</text:p>
          </table:table-cell>
          <table:table-cell table:formula="of:=([.L15]-[.D15])/[.L15]" office:value-type="float" office:value="0.864114293036062">
            <text:p>0,86</text:p>
          </table:table-cell>
          <table:table-cell table:number-columns-repeated="4"/>
        </table:table-row>
        <table:table-row table:style-name="ro3">
          <table:table-cell office:value-type="string">
            <text:p>GKD-b_13_n50_m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2.36230999999998">
            <text:p>2,36231</text:p>
          </table:table-cell>
          <table:table-cell/>
          <table:table-cell office:value-type="string">
            <text:p>GKD-b_13_n50_m5</text:p>
          </table:table-cell>
          <table:table-cell office:value-type="float" office:value="24.8418">
            <text:p>24,8418</text:p>
          </table:table-cell>
          <table:table-cell office:value-type="float" office:value="0">
            <text:p>0</text:p>
          </table:table-cell>
          <table:table-cell table:formula="of:=([.G16]-[.D16])/[.G16]" office:value-type="float" office:value="0.904905844181984">
            <text:p>0,90</text:p>
          </table:table-cell>
          <table:table-cell table:style-name="ce18"/>
          <table:table-cell office:value-type="string">
            <text:p>GKD-b_13_n50_m5</text:p>
          </table:table-cell>
          <table:table-cell office:value-type="float" office:value="16.0901">
            <text:p>16,0901</text:p>
          </table:table-cell>
          <table:table-cell office:value-type="float" office:value="4">
            <text:p>4</text:p>
          </table:table-cell>
          <table:table-cell table:formula="of:=([.L16]-[.D16])/[.L16]" office:value-type="float" office:value="0.853182391656983">
            <text:p>0,85</text:p>
          </table:table-cell>
          <table:table-cell table:number-columns-repeated="4"/>
        </table:table-row>
        <table:table-row table:style-name="ro3">
          <table:table-cell office:value-type="string">
            <text:p>GKD-b_14_n50_m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1.6631999999999">
            <text:p>1,6632</text:p>
          </table:table-cell>
          <table:table-cell/>
          <table:table-cell office:value-type="string">
            <text:p>GKD-b_14_n50_m5</text:p>
          </table:table-cell>
          <table:table-cell office:value-type="float" office:value="31.0943">
            <text:p>31,0943</text:p>
          </table:table-cell>
          <table:table-cell office:value-type="float" office:value="0">
            <text:p>0</text:p>
          </table:table-cell>
          <table:table-cell table:formula="of:=([.G17]-[.D17])/[.G17]" office:value-type="float" office:value="0.946511096889144">
            <text:p>0,95</text:p>
          </table:table-cell>
          <table:table-cell table:style-name="ce18"/>
          <table:table-cell office:value-type="string">
            <text:p>GKD-b_14_n50_m5</text:p>
          </table:table-cell>
          <table:table-cell office:value-type="float" office:value="11.1412">
            <text:p>11,1412</text:p>
          </table:table-cell>
          <table:table-cell office:value-type="float" office:value="2">
            <text:p>2</text:p>
          </table:table-cell>
          <table:table-cell table:formula="of:=([.L17]-[.D17])/[.L17]" office:value-type="float" office:value="0.850716260366935">
            <text:p>0,85</text:p>
          </table:table-cell>
          <table:table-cell table:number-columns-repeated="4"/>
        </table:table-row>
        <table:table-row table:style-name="ro3">
          <table:table-cell office:value-type="string">
            <text:p>GKD-b_15_n50_m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2.85312999999996">
            <text:p>2,85313</text:p>
          </table:table-cell>
          <table:table-cell/>
          <table:table-cell office:value-type="string">
            <text:p>GKD-b_15_n50_m5</text:p>
          </table:table-cell>
          <table:table-cell office:value-type="float" office:value="39.6921">
            <text:p>39,6921</text:p>
          </table:table-cell>
          <table:table-cell office:value-type="float" office:value="0">
            <text:p>0</text:p>
          </table:table-cell>
          <table:table-cell table:formula="of:=([.G18]-[.D18])/[.G18]" office:value-type="float" office:value="0.928118441705026">
            <text:p>0,93</text:p>
          </table:table-cell>
          <table:table-cell table:style-name="Excel_20_Built-in_20_Normal"/>
          <table:table-cell office:value-type="string">
            <text:p>GKD-b_15_n50_m5</text:p>
          </table:table-cell>
          <table:table-cell office:value-type="float" office:value="13.5156">
            <text:p>13,5156</text:p>
          </table:table-cell>
          <table:table-cell office:value-type="float" office:value="1">
            <text:p>1</text:p>
          </table:table-cell>
          <table:table-cell table:formula="of:=([.L18]-[.D18])/[.L18]" office:value-type="float" office:value="0.788900973689665">
            <text:p>0,79</text:p>
          </table:table-cell>
          <table:table-cell table:number-columns-repeated="4"/>
        </table:table-row>
        <table:table-row table:style-name="ro3">
          <table:table-cell office:value-type="string">
            <text:p>GKD-b_16_n50_m15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42.7457799999991">
            <text:p>42,74578</text:p>
          </table:table-cell>
          <table:table-cell/>
          <table:table-cell office:value-type="string">
            <text:p>GKD-b_16_n50_m15</text:p>
          </table:table-cell>
          <table:table-cell office:value-type="float" office:value="195.759">
            <text:p>195,759</text:p>
          </table:table-cell>
          <table:table-cell office:value-type="float" office:value="4">
            <text:p>4</text:p>
          </table:table-cell>
          <table:table-cell table:formula="of:=([.G19]-[.D19])/[.G19]" office:value-type="float" office:value="0.781640793015907">
            <text:p>0,78</text:p>
          </table:table-cell>
          <table:table-cell table:style-name="ce19"/>
          <table:table-cell office:value-type="string">
            <text:p>GKD-b_16_n50_m15</text:p>
          </table:table-cell>
          <table:table-cell office:value-type="float" office:value="71.8608">
            <text:p>71,8608</text:p>
          </table:table-cell>
          <table:table-cell office:value-type="float" office:value="41">
            <text:p>41</text:p>
          </table:table-cell>
          <table:table-cell table:formula="of:=([.L19]-[.D19])/[.L19]" office:value-type="float" office:value="0.405158584374247">
            <text:p>0,41</text:p>
          </table:table-cell>
          <table:table-cell table:number-columns-repeated="4"/>
        </table:table-row>
        <table:table-row table:style-name="ro1">
          <table:table-cell office:value-type="string">
            <text:p>GKD-b_17_n50_m15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48.1076099999996">
            <text:p>48,10761</text:p>
          </table:table-cell>
          <table:table-cell/>
          <table:table-cell office:value-type="string">
            <text:p>GKD-b_17_n50_m15</text:p>
          </table:table-cell>
          <table:table-cell office:value-type="float" office:value="171.264">
            <text:p>171,264</text:p>
          </table:table-cell>
          <table:table-cell office:value-type="float" office:value="3">
            <text:p>3</text:p>
          </table:table-cell>
          <table:table-cell table:formula="of:=([.G20]-[.D20])/[.G20]" office:value-type="float" office:value="0.719102613508971">
            <text:p>0,72</text:p>
          </table:table-cell>
          <table:table-cell table:style-name="ce20"/>
          <table:table-cell office:value-type="string">
            <text:p>GKD-b_17_n50_m15</text:p>
          </table:table-cell>
          <table:table-cell office:value-type="float" office:value="93.515">
            <text:p>93,515</text:p>
          </table:table-cell>
          <table:table-cell office:value-type="float" office:value="24">
            <text:p>24</text:p>
          </table:table-cell>
          <table:table-cell table:formula="of:=([.L20]-[.D20])/[.L20]" office:value-type="float" office:value="0.48556263701011">
            <text:p>0,49</text:p>
          </table:table-cell>
          <table:table-cell table:number-columns-repeated="4"/>
        </table:table-row>
        <table:table-row table:style-name="ro1">
          <table:table-cell office:value-type="string">
            <text:p>GKD-b_18_n50_m15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43.1960899999997">
            <text:p>43,19609</text:p>
          </table:table-cell>
          <table:table-cell/>
          <table:table-cell office:value-type="string">
            <text:p>GKD-b_18_n50_m15</text:p>
          </table:table-cell>
          <table:table-cell office:value-type="float" office:value="173.292">
            <text:p>173,292</text:p>
          </table:table-cell>
          <table:table-cell office:value-type="float" office:value="6">
            <text:p>6</text:p>
          </table:table-cell>
          <table:table-cell table:formula="of:=([.G21]-[.D21])/[.G21]" office:value-type="float" office:value="0.750732347713687">
            <text:p>0,75</text:p>
          </table:table-cell>
          <table:table-cell table:style-name="ce20"/>
          <table:table-cell office:value-type="string">
            <text:p>GKD-b_18_n50_m15</text:p>
          </table:table-cell>
          <table:table-cell office:value-type="float" office:value="79.0488">
            <text:p>79,0488</text:p>
          </table:table-cell>
          <table:table-cell office:value-type="float" office:value="48">
            <text:p>48</text:p>
          </table:table-cell>
          <table:table-cell table:formula="of:=([.L21]-[.D21])/[.L21]" office:value-type="float" office:value="0.453551603566408">
            <text:p>0,45</text:p>
          </table:table-cell>
          <table:table-cell table:number-columns-repeated="4"/>
        </table:table-row>
        <table:table-row table:style-name="ro3">
          <table:table-cell office:value-type="string">
            <text:p>GKD-b_19_n50_m15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46.4124499999994">
            <text:p>46,41245</text:p>
          </table:table-cell>
          <table:table-cell/>
          <table:table-cell office:value-type="string">
            <text:p>GKD-b_19_n50_m15</text:p>
          </table:table-cell>
          <table:table-cell office:value-type="float" office:value="192.441">
            <text:p>192,441</text:p>
          </table:table-cell>
          <table:table-cell office:value-type="float" office:value="4">
            <text:p>4</text:p>
          </table:table-cell>
          <table:table-cell table:formula="of:=([.G22]-[.D22])/[.G22]" office:value-type="float" office:value="0.758822444281627">
            <text:p>0,76</text:p>
          </table:table-cell>
          <table:table-cell table:style-name="ce21"/>
          <table:table-cell office:value-type="string">
            <text:p>GKD-b_19_n50_m15</text:p>
          </table:table-cell>
          <table:table-cell office:value-type="float" office:value="80.4585">
            <text:p>80,4585</text:p>
          </table:table-cell>
          <table:table-cell office:value-type="float" office:value="34">
            <text:p>34</text:p>
          </table:table-cell>
          <table:table-cell table:formula="of:=([.L22]-[.D22])/[.L22]" office:value-type="float" office:value="0.423150444017731">
            <text:p>0,42</text:p>
          </table:table-cell>
          <table:table-cell table:number-columns-repeated="4"/>
        </table:table-row>
        <table:table-row table:style-name="ro3">
          <table:table-cell office:value-type="string">
            <text:p>GKD-b_20_n50_m15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47.7151099999996">
            <text:p>47,71511</text:p>
          </table:table-cell>
          <table:table-cell/>
          <table:table-cell office:value-type="string">
            <text:p>GKD-b_20_n50_m15</text:p>
          </table:table-cell>
          <table:table-cell office:value-type="float" office:value="169.338">
            <text:p>169,338</text:p>
          </table:table-cell>
          <table:table-cell office:value-type="float" office:value="3">
            <text:p>3</text:p>
          </table:table-cell>
          <table:table-cell table:formula="of:=([.G23]-[.D23])/[.G23]" office:value-type="float" office:value="0.718225619766387">
            <text:p>0,72</text:p>
          </table:table-cell>
          <table:table-cell table:style-name="ce21"/>
          <table:table-cell office:value-type="string">
            <text:p>GKD-b_20_n50_m15</text:p>
          </table:table-cell>
          <table:table-cell office:value-type="float" office:value="66.3">
            <text:p>66,3</text:p>
          </table:table-cell>
          <table:table-cell office:value-type="float" office:value="38">
            <text:p>38</text:p>
          </table:table-cell>
          <table:table-cell table:formula="of:=([.L23]-[.D23])/[.L23]" office:value-type="float" office:value="0.280315082956265">
            <text:p>0,28</text:p>
          </table:table-cell>
          <table:table-cell table:number-columns-repeated="4"/>
        </table:table-row>
        <table:table-row table:style-name="ro3">
          <table:table-cell office:value-type="string">
            <text:p>GKD-b_21_n100_m1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3.8320199999999">
            <text:p>13,83202</text:p>
          </table:table-cell>
          <table:table-cell/>
          <table:table-cell office:value-type="string">
            <text:p>GKD-b_21_n100_m10</text:p>
          </table:table-cell>
          <table:table-cell office:value-type="float" office:value="79.8003">
            <text:p>79,8003</text:p>
          </table:table-cell>
          <table:table-cell office:value-type="float" office:value="3">
            <text:p>3</text:p>
          </table:table-cell>
          <table:table-cell table:formula="of:=([.G24]-[.D24])/[.G24]" office:value-type="float" office:value="0.826667067667667">
            <text:p>0,83</text:p>
          </table:table-cell>
          <table:table-cell table:style-name="ce21"/>
          <table:table-cell office:value-type="string">
            <text:p>GKD-b_21_n100_m10</text:p>
          </table:table-cell>
          <table:table-cell office:value-type="float" office:value="43.5996">
            <text:p>43,5996</text:p>
          </table:table-cell>
          <table:table-cell office:value-type="float" office:value="29">
            <text:p>29</text:p>
          </table:table-cell>
          <table:table-cell table:formula="of:=([.L24]-[.D24])/[.L24]" office:value-type="float" office:value="0.68274892430206">
            <text:p>0,68</text:p>
          </table:table-cell>
          <table:table-cell table:number-columns-repeated="4"/>
        </table:table-row>
        <table:table-row table:style-name="ro3">
          <table:table-cell office:value-type="string">
            <text:p>GKD-b_22_n100_m1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3.6643400000003">
            <text:p>13,66434</text:p>
          </table:table-cell>
          <table:table-cell table:style-name="ce8"/>
          <table:table-cell office:value-type="string">
            <text:p>GKD-b_22_n100_m10</text:p>
          </table:table-cell>
          <table:table-cell office:value-type="float" office:value="83.1238">
            <text:p>83,1238</text:p>
          </table:table-cell>
          <table:table-cell office:value-type="float" office:value="2">
            <text:p>2</text:p>
          </table:table-cell>
          <table:table-cell table:formula="of:=([.G25]-[.D25])/[.G25]" office:value-type="float" office:value="0.835614589323391">
            <text:p>0,84</text:p>
          </table:table-cell>
          <table:table-cell/>
          <table:table-cell office:value-type="string">
            <text:p>GKD-b_22_n100_m10</text:p>
          </table:table-cell>
          <table:table-cell office:value-type="float" office:value="35.0166">
            <text:p>35,0166</text:p>
          </table:table-cell>
          <table:table-cell office:value-type="float" office:value="44">
            <text:p>44</text:p>
          </table:table-cell>
          <table:table-cell table:formula="of:=([.L25]-[.D25])/[.L25]" office:value-type="float" office:value="0.609775363684644">
            <text:p>0,61</text:p>
          </table:table-cell>
          <table:table-cell table:number-columns-repeated="4"/>
        </table:table-row>
        <table:table-row table:style-name="ro3">
          <table:table-cell office:value-type="string">
            <text:p>GKD-b_23_n100_m1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5.3453799999998">
            <text:p>15,34538</text:p>
          </table:table-cell>
          <table:table-cell table:style-name="ce8"/>
          <table:table-cell office:value-type="string">
            <text:p>GKD-b_23_n100_m10</text:p>
          </table:table-cell>
          <table:table-cell office:value-type="float" office:value="78.7497">
            <text:p>78,7497</text:p>
          </table:table-cell>
          <table:table-cell office:value-type="float" office:value="2">
            <text:p>2</text:p>
          </table:table-cell>
          <table:table-cell table:formula="of:=([.G26]-[.D26])/[.G26]" office:value-type="float" office:value="0.805137289411899">
            <text:p>0,81</text:p>
          </table:table-cell>
          <table:table-cell/>
          <table:table-cell office:value-type="string">
            <text:p>GKD-b_23_n100_m10</text:p>
          </table:table-cell>
          <table:table-cell office:value-type="float" office:value="30.0166">
            <text:p>30,0166</text:p>
          </table:table-cell>
          <table:table-cell office:value-type="float" office:value="236">
            <text:p>236</text:p>
          </table:table-cell>
          <table:table-cell table:formula="of:=([.L26]-[.D26])/[.L26]" office:value-type="float" office:value="0.488770213815029">
            <text:p>0,49</text:p>
          </table:table-cell>
          <table:table-cell table:number-columns-repeated="4"/>
        </table:table-row>
        <table:table-row table:style-name="ro3">
          <table:table-cell office:value-type="string">
            <text:p>GKD-b_24_n100_m1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8.64063999999939">
            <text:p>8,64064</text:p>
          </table:table-cell>
          <table:table-cell table:style-name="ce8"/>
          <table:table-cell office:value-type="string">
            <text:p>GKD-b_24_n100_m10</text:p>
          </table:table-cell>
          <table:table-cell office:value-type="float" office:value="64.0787">
            <text:p>64,0787</text:p>
          </table:table-cell>
          <table:table-cell office:value-type="float" office:value="2">
            <text:p>2</text:p>
          </table:table-cell>
          <table:table-cell table:formula="of:=([.G27]-[.D27])/[.G27]" office:value-type="float" office:value="0.865155816207267">
            <text:p>0,87</text:p>
          </table:table-cell>
          <table:table-cell/>
          <table:table-cell office:value-type="string">
            <text:p>GKD-b_24_n100_m10</text:p>
          </table:table-cell>
          <table:table-cell office:value-type="float" office:value="35.9135">
            <text:p>35,9135</text:p>
          </table:table-cell>
          <table:table-cell office:value-type="float" office:value="53">
            <text:p>53</text:p>
          </table:table-cell>
          <table:table-cell table:formula="of:=([.L27]-[.D27])/[.L27]" office:value-type="float" office:value="0.759404123797475">
            <text:p>0,76</text:p>
          </table:table-cell>
          <table:table-cell table:number-columns-repeated="4"/>
        </table:table-row>
        <table:table-row table:style-name="ro3">
          <table:table-cell office:value-type="string">
            <text:p>GKD-b_25_n100_m1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7.2005099999999">
            <text:p>17,20051</text:p>
          </table:table-cell>
          <table:table-cell table:style-name="ce8"/>
          <table:table-cell office:value-type="string">
            <text:p>GKD-b_25_n100_m10</text:p>
          </table:table-cell>
          <table:table-cell office:value-type="float" office:value="69.663">
            <text:p>69,663</text:p>
          </table:table-cell>
          <table:table-cell office:value-type="float" office:value="2">
            <text:p>2</text:p>
          </table:table-cell>
          <table:table-cell table:formula="of:=([.G28]-[.D28])/[.G28]" office:value-type="float" office:value="0.753089731995465">
            <text:p>0,75</text:p>
          </table:table-cell>
          <table:table-cell/>
          <table:table-cell office:value-type="string">
            <text:p>GKD-b_25_n100_m10</text:p>
          </table:table-cell>
          <table:table-cell office:value-type="float" office:value="42.7209">
            <text:p>42,7209</text:p>
          </table:table-cell>
          <table:table-cell office:value-type="float" office:value="24">
            <text:p>24</text:p>
          </table:table-cell>
          <table:table-cell table:formula="of:=([.L28]-[.D28])/[.L28]" office:value-type="float" office:value="0.597374821223338">
            <text:p>0,60</text:p>
          </table:table-cell>
          <table:table-cell table:number-columns-repeated="4"/>
        </table:table-row>
        <table:table-row table:style-name="ro3">
          <table:table-cell office:value-type="string">
            <text:p>GKD-b_26_n100_m3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68.729590000001">
            <text:p>168,72959</text:p>
          </table:table-cell>
          <table:table-cell table:style-name="ce8"/>
          <table:table-cell office:value-type="string">
            <text:p>GKD-b_26_n100_m30</text:p>
          </table:table-cell>
          <table:table-cell office:value-type="float" office:value="373.87">
            <text:p>373,87</text:p>
          </table:table-cell>
          <table:table-cell office:value-type="float" office:value="36">
            <text:p>36</text:p>
          </table:table-cell>
          <table:table-cell table:formula="of:=([.G29]-[.D29])/[.G29]" office:value-type="float" office:value="0.548694492738115">
            <text:p>0,55</text:p>
          </table:table-cell>
          <table:table-cell/>
          <table:table-cell office:value-type="string">
            <text:p>GKD-b_26_n100_m30</text:p>
          </table:table-cell>
          <table:table-cell office:value-type="float" office:value="291.653">
            <text:p>291,653</text:p>
          </table:table-cell>
          <table:table-cell office:value-type="float" office:value="937">
            <text:p>937</text:p>
          </table:table-cell>
          <table:table-cell table:formula="of:=([.L29]-[.D29])/[.L29]" office:value-type="float" office:value="0.42147144037606">
            <text:p>0,42</text:p>
          </table:table-cell>
          <table:table-cell table:number-columns-repeated="4"/>
        </table:table-row>
        <table:table-row table:style-name="ro3">
          <table:table-cell office:value-type="string">
            <text:p>GKD-b_27_n100_m3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27.09726">
            <text:p>127,09726</text:p>
          </table:table-cell>
          <table:table-cell/>
          <table:table-cell office:value-type="string">
            <text:p>GKD-b_27_n100_m30</text:p>
          </table:table-cell>
          <table:table-cell office:value-type="float" office:value="376.287">
            <text:p>376,287</text:p>
          </table:table-cell>
          <table:table-cell office:value-type="float" office:value="36">
            <text:p>36</text:p>
          </table:table-cell>
          <table:table-cell table:formula="of:=([.G30]-[.D30])/[.G30]" office:value-type="float" office:value="0.662233189028587">
            <text:p>0,66</text:p>
          </table:table-cell>
          <table:table-cell table:style-name="ce21"/>
          <table:table-cell office:value-type="string">
            <text:p>GKD-b_27_n100_m30</text:p>
          </table:table-cell>
          <table:table-cell office:value-type="float" office:value="302.052">
            <text:p>302,052</text:p>
          </table:table-cell>
          <table:table-cell office:value-type="float" office:value="429">
            <text:p>429</text:p>
          </table:table-cell>
          <table:table-cell table:formula="of:=([.L30]-[.D30])/[.L30]" office:value-type="float" office:value="0.579220597777866">
            <text:p>0,58</text:p>
          </table:table-cell>
          <table:table-cell table:number-columns-repeated="4"/>
        </table:table-row>
        <table:table-row table:style-name="ro3">
          <table:table-cell office:value-type="string">
            <text:p>GKD-b_28_n100_m3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06.379189999999">
            <text:p>106,37919</text:p>
          </table:table-cell>
          <table:table-cell table:style-name="ce8"/>
          <table:table-cell office:value-type="string">
            <text:p>GKD-b_28_n100_m30</text:p>
          </table:table-cell>
          <table:table-cell office:value-type="float" office:value="332.44">
            <text:p>332,44</text:p>
          </table:table-cell>
          <table:table-cell office:value-type="float" office:value="40">
            <text:p>40</text:p>
          </table:table-cell>
          <table:table-cell table:formula="of:=([.G31]-[.D31])/[.G31]" office:value-type="float" office:value="0.680004842979187">
            <text:p>0,68</text:p>
          </table:table-cell>
          <table:table-cell/>
          <table:table-cell office:value-type="string">
            <text:p>GKD-b_28_n100_m30</text:p>
          </table:table-cell>
          <table:table-cell office:value-type="float" office:value="198.979">
            <text:p>198,979</text:p>
          </table:table-cell>
          <table:table-cell office:value-type="float" office:value="650">
            <text:p>650</text:p>
          </table:table-cell>
          <table:table-cell table:formula="of:=([.L31]-[.D31])/[.L31]" office:value-type="float" office:value="0.465374788294247">
            <text:p>0,47</text:p>
          </table:table-cell>
          <table:table-cell table:number-columns-repeated="4"/>
        </table:table-row>
        <table:table-row table:style-name="ro3">
          <table:table-cell office:value-type="string">
            <text:p>GKD-b_29_n100_m3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37.453159999999">
            <text:p>137,45316</text:p>
          </table:table-cell>
          <table:table-cell table:style-name="ce8"/>
          <table:table-cell office:value-type="string">
            <text:p>GKD-b_29_n100_m30</text:p>
          </table:table-cell>
          <table:table-cell office:value-type="float" office:value="310.199">
            <text:p>310,199</text:p>
          </table:table-cell>
          <table:table-cell office:value-type="float" office:value="44">
            <text:p>44</text:p>
          </table:table-cell>
          <table:table-cell table:formula="of:=([.G32]-[.D32])/[.G32]" office:value-type="float" office:value="0.556887159533077">
            <text:p>0,56</text:p>
          </table:table-cell>
          <table:table-cell/>
          <table:table-cell office:value-type="string">
            <text:p>GKD-b_29_n100_m30</text:p>
          </table:table-cell>
          <table:table-cell office:value-type="float" office:value="211.015">
            <text:p>211,015</text:p>
          </table:table-cell>
          <table:table-cell office:value-type="float" office:value="472">
            <text:p>472</text:p>
          </table:table-cell>
          <table:table-cell table:formula="of:=([.L32]-[.D32])/[.L32]" office:value-type="float" office:value="0.348609530128195">
            <text:p>0,35</text:p>
          </table:table-cell>
          <table:table-cell table:number-columns-repeated="4"/>
        </table:table-row>
        <table:table-row table:style-name="ro3">
          <table:table-cell office:value-type="string">
            <text:p>GKD-b_30_n100_m3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27.479740000001">
            <text:p>127,47974</text:p>
          </table:table-cell>
          <table:table-cell table:style-name="ce8"/>
          <table:table-cell office:value-type="string">
            <text:p>GKD-b_30_n100_m30</text:p>
          </table:table-cell>
          <table:table-cell office:value-type="float" office:value="422.328">
            <text:p>422,328</text:p>
          </table:table-cell>
          <table:table-cell office:value-type="float" office:value="35">
            <text:p>35</text:p>
          </table:table-cell>
          <table:table-cell table:formula="of:=([.G33]-[.D33])/[.G33]" office:value-type="float" office:value="0.698149921388113">
            <text:p>0,70</text:p>
          </table:table-cell>
          <table:table-cell/>
          <table:table-cell office:value-type="string">
            <text:p>GKD-b_30_n100_m30</text:p>
          </table:table-cell>
          <table:table-cell office:value-type="float" office:value="204.589">
            <text:p>204,589</text:p>
          </table:table-cell>
          <table:table-cell office:value-type="float" office:value="740">
            <text:p>740</text:p>
          </table:table-cell>
          <table:table-cell table:formula="of:=([.L33]-[.D33])/[.L33]" office:value-type="float" office:value="0.376898366969871">
            <text:p>0,38</text:p>
          </table:table-cell>
          <table:table-cell table:number-columns-repeated="4"/>
        </table:table-row>
        <table:table-row table:style-name="ro3">
          <table:table-cell office:value-type="string">
            <text:p>GKD-b_31_n125_m12</text:p>
          </table:table-cell>
          <table:table-cell office:value-type="float" office:value="125">
            <text:p>125</text:p>
          </table:table-cell>
          <table:table-cell office:value-type="float" office:value="12">
            <text:p>12</text:p>
          </table:table-cell>
          <table:table-cell office:value-type="float" office:value="11.7451399999999">
            <text:p>11,74514</text:p>
          </table:table-cell>
          <table:table-cell table:style-name="ce8"/>
          <table:table-cell office:value-type="string">
            <text:p>GKD-b_31_n125_m12</text:p>
          </table:table-cell>
          <table:table-cell office:value-type="float" office:value="80.6429">
            <text:p>80,6429</text:p>
          </table:table-cell>
          <table:table-cell office:value-type="float" office:value="5">
            <text:p>5</text:p>
          </table:table-cell>
          <table:table-cell table:formula="of:=([.G34]-[.D34])/[.G34]" office:value-type="float" office:value="0.854356180147292">
            <text:p>0,85</text:p>
          </table:table-cell>
          <table:table-cell/>
          <table:table-cell office:value-type="string">
            <text:p>GKD-b_31_n125_m12</text:p>
          </table:table-cell>
          <table:table-cell office:value-type="float" office:value="34.3354">
            <text:p>34,3354</text:p>
          </table:table-cell>
          <table:table-cell office:value-type="float" office:value="77">
            <text:p>77</text:p>
          </table:table-cell>
          <table:table-cell table:formula="of:=([.L34]-[.D34])/[.L34]" office:value-type="float" office:value="0.657929134362789">
            <text:p>0,66</text:p>
          </table:table-cell>
          <table:table-cell table:number-columns-repeated="4"/>
        </table:table-row>
        <table:table-row table:style-name="ro3">
          <table:table-cell office:value-type="string">
            <text:p>GKD-b_32_n125_m12</text:p>
          </table:table-cell>
          <table:table-cell office:value-type="float" office:value="125">
            <text:p>125</text:p>
          </table:table-cell>
          <table:table-cell office:value-type="float" office:value="12">
            <text:p>12</text:p>
          </table:table-cell>
          <table:table-cell office:value-type="float" office:value="18.7889299999997">
            <text:p>18,78893</text:p>
          </table:table-cell>
          <table:table-cell table:style-name="ce8"/>
          <table:table-cell office:value-type="string">
            <text:p>GKD-b_32_n125_m12</text:p>
          </table:table-cell>
          <table:table-cell office:value-type="float" office:value="77.7906">
            <text:p>77,7906</text:p>
          </table:table-cell>
          <table:table-cell office:value-type="float" office:value="5">
            <text:p>5</text:p>
          </table:table-cell>
          <table:table-cell table:formula="of:=([.G35]-[.D35])/[.G35]" office:value-type="float" office:value="0.758467861155465">
            <text:p>0,76</text:p>
          </table:table-cell>
          <table:table-cell/>
          <table:table-cell office:value-type="string">
            <text:p>GKD-b_32_n125_m12</text:p>
          </table:table-cell>
          <table:table-cell office:value-type="float" office:value="48.0774">
            <text:p>48,0774</text:p>
          </table:table-cell>
          <table:table-cell office:value-type="float" office:value="65">
            <text:p>65</text:p>
          </table:table-cell>
          <table:table-cell table:formula="of:=([.L35]-[.D35])/[.L35]" office:value-type="float" office:value="0.609194132794209">
            <text:p>0,61</text:p>
          </table:table-cell>
          <table:table-cell table:number-columns-repeated="4"/>
        </table:table-row>
        <table:table-row table:style-name="ro3">
          <table:table-cell office:value-type="string">
            <text:p>GKD-b_33_n125_m12</text:p>
          </table:table-cell>
          <table:table-cell office:value-type="float" office:value="125">
            <text:p>125</text:p>
          </table:table-cell>
          <table:table-cell office:value-type="float" office:value="12">
            <text:p>12</text:p>
          </table:table-cell>
          <table:table-cell office:value-type="float" office:value="18.5315999999998">
            <text:p>18,5316</text:p>
          </table:table-cell>
          <table:table-cell/>
          <table:table-cell office:value-type="string">
            <text:p>GKD-b_33_n125_m12</text:p>
          </table:table-cell>
          <table:table-cell office:value-type="float" office:value="83.5846">
            <text:p>83,5846</text:p>
          </table:table-cell>
          <table:table-cell office:value-type="float" office:value="8">
            <text:p>8</text:p>
          </table:table-cell>
          <table:table-cell table:formula="of:=([.G36]-[.D36])/[.G36]" office:value-type="float" office:value="0.778289302096322">
            <text:p>0,78</text:p>
          </table:table-cell>
          <table:table-cell table:style-name="ce21"/>
          <table:table-cell office:value-type="string">
            <text:p>GKD-b_33_n125_m12</text:p>
          </table:table-cell>
          <table:table-cell office:value-type="float" office:value="29.7599">
            <text:p>29,7599</text:p>
          </table:table-cell>
          <table:table-cell office:value-type="float" office:value="78">
            <text:p>78</text:p>
          </table:table-cell>
          <table:table-cell table:formula="of:=([.L36]-[.D36])/[.L36]" office:value-type="float" office:value="0.377296294678416">
            <text:p>0,38</text:p>
          </table:table-cell>
          <table:table-cell table:number-columns-repeated="4"/>
        </table:table-row>
        <table:table-row table:style-name="ro3">
          <table:table-cell office:value-type="string">
            <text:p>GKD-b_34_n125_m12</text:p>
          </table:table-cell>
          <table:table-cell office:value-type="float" office:value="125">
            <text:p>125</text:p>
          </table:table-cell>
          <table:table-cell office:value-type="float" office:value="12">
            <text:p>12</text:p>
          </table:table-cell>
          <table:table-cell office:value-type="float" office:value="19.4883300000001">
            <text:p>19,48833</text:p>
          </table:table-cell>
          <table:table-cell table:style-name="Default"/>
          <table:table-cell office:value-type="string">
            <text:p>GKD-b_34_n125_m12</text:p>
          </table:table-cell>
          <table:table-cell office:value-type="float" office:value="86.1612">
            <text:p>86,1612</text:p>
          </table:table-cell>
          <table:table-cell office:value-type="float" office:value="5">
            <text:p>5</text:p>
          </table:table-cell>
          <table:table-cell table:formula="of:=([.G37]-[.D37])/[.G37]" office:value-type="float" office:value="0.773815476107574">
            <text:p>0,77</text:p>
          </table:table-cell>
          <table:table-cell/>
          <table:table-cell office:value-type="string">
            <text:p>GKD-b_34_n125_m12</text:p>
          </table:table-cell>
          <table:table-cell office:value-type="float" office:value="54.7836">
            <text:p>54,7836</text:p>
          </table:table-cell>
          <table:table-cell office:value-type="float" office:value="71">
            <text:p>71</text:p>
          </table:table-cell>
          <table:table-cell table:formula="of:=([.L37]-[.D37])/[.L37]" office:value-type="float" office:value="0.644267079929028">
            <text:p>0,64</text:p>
          </table:table-cell>
          <table:table-cell table:number-columns-repeated="4"/>
        </table:table-row>
        <table:table-row table:style-name="ro3">
          <table:table-cell office:value-type="string">
            <text:p>GKD-b_35_n125_m12</text:p>
          </table:table-cell>
          <table:table-cell office:value-type="float" office:value="125">
            <text:p>125</text:p>
          </table:table-cell>
          <table:table-cell office:value-type="float" office:value="12">
            <text:p>12</text:p>
          </table:table-cell>
          <table:table-cell office:value-type="float" office:value="18.1124199999998">
            <text:p>18,11242</text:p>
          </table:table-cell>
          <table:table-cell table:style-name="Default"/>
          <table:table-cell office:value-type="string">
            <text:p>GKD-b_35_n125_m12</text:p>
          </table:table-cell>
          <table:table-cell office:value-type="float" office:value="92.7673">
            <text:p>92,7673</text:p>
          </table:table-cell>
          <table:table-cell office:value-type="float" office:value="5">
            <text:p>5</text:p>
          </table:table-cell>
          <table:table-cell table:formula="of:=([.G38]-[.D38])/[.G38]" office:value-type="float" office:value="0.804754261469291">
            <text:p>0,80</text:p>
          </table:table-cell>
          <table:table-cell/>
          <table:table-cell office:value-type="string">
            <text:p>GKD-b_35_n125_m12</text:p>
          </table:table-cell>
          <table:table-cell office:value-type="float" office:value="50.6474">
            <text:p>50,6474</text:p>
          </table:table-cell>
          <table:table-cell office:value-type="float" office:value="43">
            <text:p>43</text:p>
          </table:table-cell>
          <table:table-cell table:formula="of:=([.L38]-[.D38])/[.L38]" office:value-type="float" office:value="0.642382037380008">
            <text:p>0,64</text:p>
          </table:table-cell>
          <table:table-cell table:number-columns-repeated="4"/>
        </table:table-row>
        <table:table-row table:style-name="ro3">
          <table:table-cell office:value-type="string">
            <text:p>GKD-b_36_n125_m37</text:p>
          </table:table-cell>
          <table:table-cell office:value-type="float" office:value="125">
            <text:p>125</text:p>
          </table:table-cell>
          <table:table-cell office:value-type="float" office:value="37">
            <text:p>37</text:p>
          </table:table-cell>
          <table:table-cell office:value-type="float" office:value="155.434770000002">
            <text:p>155,43477</text:p>
          </table:table-cell>
          <table:table-cell table:style-name="Default"/>
          <table:table-cell office:value-type="string">
            <text:p>GKD-b_36_n125_m37</text:p>
          </table:table-cell>
          <table:table-cell office:value-type="float" office:value="495.138">
            <text:p>495,138</text:p>
          </table:table-cell>
          <table:table-cell office:value-type="float" office:value="82">
            <text:p>82</text:p>
          </table:table-cell>
          <table:table-cell table:formula="of:=([.G39]-[.D39])/[.G39]" office:value-type="float" office:value="0.686077881317932">
            <text:p>0,69</text:p>
          </table:table-cell>
          <table:table-cell/>
          <table:table-cell office:value-type="string">
            <text:p>GKD-b_36_n125_m37</text:p>
          </table:table-cell>
          <table:table-cell office:value-type="float" office:value="293.374">
            <text:p>293,374</text:p>
          </table:table-cell>
          <table:table-cell office:value-type="float" office:value="1247">
            <text:p>1247</text:p>
          </table:table-cell>
          <table:table-cell table:formula="of:=([.L39]-[.D39])/[.L39]" office:value-type="float" office:value="0.470182190650835">
            <text:p>0,47</text:p>
          </table:table-cell>
          <table:table-cell table:number-columns-repeated="4"/>
        </table:table-row>
        <table:table-row table:style-name="ro3">
          <table:table-cell office:value-type="string">
            <text:p>GKD-b_37_n125_m37</text:p>
          </table:table-cell>
          <table:table-cell office:value-type="float" office:value="125">
            <text:p>125</text:p>
          </table:table-cell>
          <table:table-cell office:value-type="float" office:value="37">
            <text:p>37</text:p>
          </table:table-cell>
          <table:table-cell office:value-type="float" office:value="198.894619999999">
            <text:p>198,89462</text:p>
          </table:table-cell>
          <table:table-cell table:style-name="Default"/>
          <table:table-cell office:value-type="string">
            <text:p>GKD-b_37_n125_m37</text:p>
          </table:table-cell>
          <table:table-cell office:value-type="float" office:value="493.896">
            <text:p>493,896</text:p>
          </table:table-cell>
          <table:table-cell office:value-type="float" office:value="87">
            <text:p>87</text:p>
          </table:table-cell>
          <table:table-cell table:formula="of:=([.G40]-[.D40])/[.G40]" office:value-type="float" office:value="0.597294531642291">
            <text:p>0,60</text:p>
          </table:table-cell>
          <table:table-cell/>
          <table:table-cell office:value-type="string">
            <text:p>GKD-b_37_n125_m37</text:p>
          </table:table-cell>
          <table:table-cell office:value-type="float" office:value="347.207">
            <text:p>347,207</text:p>
          </table:table-cell>
          <table:table-cell office:value-type="float" office:value="908">
            <text:p>908</text:p>
          </table:table-cell>
          <table:table-cell table:formula="of:=([.L40]-[.D40])/[.L40]" office:value-type="float" office:value="0.427158381023427">
            <text:p>0,43</text:p>
          </table:table-cell>
          <table:table-cell table:number-columns-repeated="4"/>
        </table:table-row>
        <table:table-row table:style-name="ro3">
          <table:table-cell office:value-type="string">
            <text:p>GKD-b_38_n125_m37</text:p>
          </table:table-cell>
          <table:table-cell office:value-type="float" office:value="125">
            <text:p>125</text:p>
          </table:table-cell>
          <table:table-cell office:value-type="float" office:value="37">
            <text:p>37</text:p>
          </table:table-cell>
          <table:table-cell office:value-type="float" office:value="187.96703">
            <text:p>187,96703</text:p>
          </table:table-cell>
          <table:table-cell table:style-name="Default"/>
          <table:table-cell office:value-type="string">
            <text:p>GKD-b_38_n125_m37</text:p>
          </table:table-cell>
          <table:table-cell office:value-type="float" office:value="625.819">
            <text:p>625,819</text:p>
          </table:table-cell>
          <table:table-cell office:value-type="float" office:value="86">
            <text:p>86</text:p>
          </table:table-cell>
          <table:table-cell table:formula="of:=([.G41]-[.D41])/[.G41]" office:value-type="float" office:value="0.699646335442037">
            <text:p>0,70</text:p>
          </table:table-cell>
          <table:table-cell/>
          <table:table-cell office:value-type="string">
            <text:p>GKD-b_38_n125_m37</text:p>
          </table:table-cell>
          <table:table-cell office:value-type="float" office:value="365.377">
            <text:p>365,377</text:p>
          </table:table-cell>
          <table:table-cell office:value-type="float" office:value="1679">
            <text:p>1679</text:p>
          </table:table-cell>
          <table:table-cell table:formula="of:=([.L41]-[.D41])/[.L41]" office:value-type="float" office:value="0.48555319574029">
            <text:p>0,49</text:p>
          </table:table-cell>
          <table:table-cell table:number-columns-repeated="4"/>
        </table:table-row>
        <table:table-row table:style-name="ro3">
          <table:table-cell office:value-type="string">
            <text:p>GKD-b_39_n125_m37</text:p>
          </table:table-cell>
          <table:table-cell office:value-type="float" office:value="125">
            <text:p>125</text:p>
          </table:table-cell>
          <table:table-cell office:value-type="float" office:value="37">
            <text:p>37</text:p>
          </table:table-cell>
          <table:table-cell office:value-type="float" office:value="168.590200000001">
            <text:p>168,5902</text:p>
          </table:table-cell>
          <table:table-cell/>
          <table:table-cell office:value-type="string">
            <text:p>GKD-b_39_n125_m37</text:p>
          </table:table-cell>
          <table:table-cell office:value-type="float" office:value="426.847">
            <text:p>426,847</text:p>
          </table:table-cell>
          <table:table-cell office:value-type="float" office:value="93">
            <text:p>93</text:p>
          </table:table-cell>
          <table:table-cell table:formula="of:=([.G42]-[.D42])/[.G42]" office:value-type="float" office:value="0.605033653744782">
            <text:p>0,61</text:p>
          </table:table-cell>
          <table:table-cell table:style-name="ce21"/>
          <table:table-cell office:value-type="string">
            <text:p>GKD-b_39_n125_m37</text:p>
          </table:table-cell>
          <table:table-cell office:value-type="float" office:value="308.658">
            <text:p>308,658</text:p>
          </table:table-cell>
          <table:table-cell office:value-type="float" office:value="1396">
            <text:p>1396</text:p>
          </table:table-cell>
          <table:table-cell table:formula="of:=([.L42]-[.D42])/[.L42]" office:value-type="float" office:value="0.453796110905919">
            <text:p>0,45</text:p>
          </table:table-cell>
          <table:table-cell table:number-columns-repeated="4"/>
        </table:table-row>
        <table:table-row table:style-name="ro3">
          <table:table-cell office:value-type="string">
            <text:p>GKD-b_40_n125_m37</text:p>
          </table:table-cell>
          <table:table-cell office:value-type="float" office:value="125">
            <text:p>125</text:p>
          </table:table-cell>
          <table:table-cell office:value-type="float" office:value="37">
            <text:p>37</text:p>
          </table:table-cell>
          <table:table-cell office:value-type="float" office:value="178.193740000003">
            <text:p>178,19374</text:p>
          </table:table-cell>
          <table:table-cell table:style-name="ce8"/>
          <table:table-cell office:value-type="string">
            <text:p>GKD-b_40_n125_m37</text:p>
          </table:table-cell>
          <table:table-cell office:value-type="float" office:value="440.075">
            <text:p>440,075</text:p>
          </table:table-cell>
          <table:table-cell office:value-type="float" office:value="91">
            <text:p>91</text:p>
          </table:table-cell>
          <table:table-cell table:formula="of:=([.G43]-[.D43])/[.G43]" office:value-type="float" office:value="0.59508324717377">
            <text:p>0,60</text:p>
          </table:table-cell>
          <table:table-cell/>
          <table:table-cell office:value-type="string">
            <text:p>GKD-b_40_n125_m37</text:p>
          </table:table-cell>
          <table:table-cell office:value-type="float" office:value="235.368">
            <text:p>235,368</text:p>
          </table:table-cell>
          <table:table-cell office:value-type="float" office:value="4448">
            <text:p>4448</text:p>
          </table:table-cell>
          <table:table-cell table:formula="of:=([.L43]-[.D43])/[.L43]" office:value-type="float" office:value="0.242914329900398">
            <text:p>0,24</text:p>
          </table:table-cell>
          <table:table-cell table:number-columns-repeated="4"/>
        </table:table-row>
        <table:table-row table:style-name="ro3">
          <table:table-cell office:value-type="string">
            <text:p>GKD-b_41_n150_m15</text:p>
          </table:table-cell>
          <table:table-cell office:value-type="float" office:value="150">
            <text:p>150</text:p>
          </table:table-cell>
          <table:table-cell office:value-type="float" office:value="15">
            <text:p>15</text:p>
          </table:table-cell>
          <table:table-cell office:value-type="float" office:value="23.3460800000003">
            <text:p>23,34608</text:p>
          </table:table-cell>
          <table:table-cell/>
          <table:table-cell office:value-type="string">
            <text:p>GKD-b_41_n150_m15</text:p>
          </table:table-cell>
          <table:table-cell office:value-type="float" office:value="120.918">
            <text:p>120,918</text:p>
          </table:table-cell>
          <table:table-cell office:value-type="float" office:value="14">
            <text:p>14</text:p>
          </table:table-cell>
          <table:table-cell table:formula="of:=([.G44]-[.D44])/[.G44]" office:value-type="float" office:value="0.80692634678046">
            <text:p>0,81</text:p>
          </table:table-cell>
          <table:table-cell table:style-name="Excel_20_Built-in_20_Normal"/>
          <table:table-cell office:value-type="string">
            <text:p>GKD-b_41_n150_m15</text:p>
          </table:table-cell>
          <table:table-cell office:value-type="float" office:value="66.7263">
            <text:p>66,7263</text:p>
          </table:table-cell>
          <table:table-cell office:value-type="float" office:value="526">
            <text:p>526</text:p>
          </table:table-cell>
          <table:table-cell table:formula="of:=([.L44]-[.D44])/[.L44]" office:value-type="float" office:value="0.650121766080237">
            <text:p>0,65</text:p>
          </table:table-cell>
          <table:table-cell table:number-columns-repeated="4"/>
        </table:table-row>
        <table:table-row table:style-name="ro3">
          <table:table-cell office:value-type="string">
            <text:p>GKD-b_42_n150_m15</text:p>
          </table:table-cell>
          <table:table-cell office:value-type="float" office:value="150">
            <text:p>150</text:p>
          </table:table-cell>
          <table:table-cell office:value-type="float" office:value="15">
            <text:p>15</text:p>
          </table:table-cell>
          <table:table-cell office:value-type="float" office:value="26.7894999999996">
            <text:p>26,7895</text:p>
          </table:table-cell>
          <table:table-cell table:style-name="ce8"/>
          <table:table-cell office:value-type="string">
            <text:p>GKD-b_42_n150_m15</text:p>
          </table:table-cell>
          <table:table-cell office:value-type="float" office:value="133.065">
            <text:p>133,065</text:p>
          </table:table-cell>
          <table:table-cell office:value-type="float" office:value="10">
            <text:p>10</text:p>
          </table:table-cell>
          <table:table-cell table:formula="of:=([.G45]-[.D45])/[.G45]" office:value-type="float" office:value="0.798673580580922">
            <text:p>0,80</text:p>
          </table:table-cell>
          <table:table-cell/>
          <table:table-cell office:value-type="string">
            <text:p>GKD-b_42_n150_m15</text:p>
          </table:table-cell>
          <table:table-cell office:value-type="float" office:value="52.2589">
            <text:p>52,2589</text:p>
          </table:table-cell>
          <table:table-cell office:value-type="float" office:value="189">
            <text:p>189</text:p>
          </table:table-cell>
          <table:table-cell table:formula="of:=([.L45]-[.D45])/[.L45]" office:value-type="float" office:value="0.487369615510476">
            <text:p>0,49</text:p>
          </table:table-cell>
          <table:table-cell table:number-columns-repeated="4"/>
        </table:table-row>
        <table:table-row table:style-name="ro3">
          <table:table-cell office:value-type="string">
            <text:p>GKD-b_43_n150_m15</text:p>
          </table:table-cell>
          <table:table-cell office:value-type="float" office:value="150">
            <text:p>150</text:p>
          </table:table-cell>
          <table:table-cell office:value-type="float" office:value="15">
            <text:p>15</text:p>
          </table:table-cell>
          <table:table-cell office:value-type="float" office:value="26.7544699999996">
            <text:p>26,75447</text:p>
          </table:table-cell>
          <table:table-cell table:style-name="ce8"/>
          <table:table-cell office:value-type="string">
            <text:p>GKD-b_43_n150_m15</text:p>
          </table:table-cell>
          <table:table-cell office:value-type="float" office:value="116.443">
            <text:p>116,443</text:p>
          </table:table-cell>
          <table:table-cell office:value-type="float" office:value="10">
            <text:p>10</text:p>
          </table:table-cell>
          <table:table-cell table:formula="of:=([.G46]-[.D46])/[.G46]" office:value-type="float" office:value="0.770235480020271">
            <text:p>0,77</text:p>
          </table:table-cell>
          <table:table-cell/>
          <table:table-cell office:value-type="string">
            <text:p>GKD-b_43_n150_m15</text:p>
          </table:table-cell>
          <table:table-cell office:value-type="float" office:value="60.7135">
            <text:p>60,7135</text:p>
          </table:table-cell>
          <table:table-cell office:value-type="float" office:value="123">
            <text:p>123</text:p>
          </table:table-cell>
          <table:table-cell table:formula="of:=([.L46]-[.D46])/[.L46]" office:value-type="float" office:value="0.559332438419798">
            <text:p>0,56</text:p>
          </table:table-cell>
          <table:table-cell table:number-columns-repeated="4"/>
        </table:table-row>
        <table:table-row table:style-name="ro3">
          <table:table-cell office:value-type="string">
            <text:p>GKD-b_44_n150_m15</text:p>
          </table:table-cell>
          <table:table-cell office:value-type="float" office:value="150">
            <text:p>150</text:p>
          </table:table-cell>
          <table:table-cell office:value-type="float" office:value="15">
            <text:p>15</text:p>
          </table:table-cell>
          <table:table-cell office:value-type="float" office:value="25.9355900000005">
            <text:p>25,93559</text:p>
          </table:table-cell>
          <table:table-cell table:style-name="Default"/>
          <table:table-cell office:value-type="string">
            <text:p>GKD-b_44_n150_m15</text:p>
          </table:table-cell>
          <table:table-cell office:value-type="float" office:value="93.021">
            <text:p>93,021</text:p>
          </table:table-cell>
          <table:table-cell office:value-type="float" office:value="10">
            <text:p>10</text:p>
          </table:table-cell>
          <table:table-cell table:formula="of:=([.G47]-[.D47])/[.G47]" office:value-type="float" office:value="0.721185646251916">
            <text:p>0,72</text:p>
          </table:table-cell>
          <table:table-cell/>
          <table:table-cell office:value-type="string">
            <text:p>GKD-b_44_n150_m15</text:p>
          </table:table-cell>
          <table:table-cell office:value-type="float" office:value="51.5388">
            <text:p>51,5388</text:p>
          </table:table-cell>
          <table:table-cell office:value-type="float" office:value="146">
            <text:p>146</text:p>
          </table:table-cell>
          <table:table-cell table:formula="of:=([.L47]-[.D47])/[.L47]" office:value-type="float" office:value="0.496775439086659">
            <text:p>0,50</text:p>
          </table:table-cell>
          <table:table-cell table:number-columns-repeated="4"/>
        </table:table-row>
        <table:table-row table:style-name="ro3">
          <table:table-cell office:value-type="string">
            <text:p>GKD-b_45_n150_m15</text:p>
          </table:table-cell>
          <table:table-cell office:value-type="float" office:value="150">
            <text:p>150</text:p>
          </table:table-cell>
          <table:table-cell office:value-type="float" office:value="15">
            <text:p>15</text:p>
          </table:table-cell>
          <table:table-cell office:value-type="float" office:value="27.7730099999994">
            <text:p>27,77301</text:p>
          </table:table-cell>
          <table:table-cell table:style-name="Default"/>
          <table:table-cell office:value-type="string">
            <text:p>GKD-b_45_n150_m15</text:p>
          </table:table-cell>
          <table:table-cell office:value-type="float" office:value="155.205">
            <text:p>155,205</text:p>
          </table:table-cell>
          <table:table-cell office:value-type="float" office:value="10">
            <text:p>10</text:p>
          </table:table-cell>
          <table:table-cell table:formula="of:=([.G48]-[.D48])/[.G48]" office:value-type="float" office:value="0.821055958248772">
            <text:p>0,82</text:p>
          </table:table-cell>
          <table:table-cell/>
          <table:table-cell office:value-type="string">
            <text:p>GKD-b_45_n150_m15</text:p>
          </table:table-cell>
          <table:table-cell office:value-type="float" office:value="60.095">
            <text:p>60,095</text:p>
          </table:table-cell>
          <table:table-cell office:value-type="float" office:value="146">
            <text:p>146</text:p>
          </table:table-cell>
          <table:table-cell table:formula="of:=([.L48]-[.D48])/[.L48]" office:value-type="float" office:value="0.537848240286223">
            <text:p>0,54</text:p>
          </table:table-cell>
          <table:table-cell table:number-columns-repeated="4"/>
        </table:table-row>
        <table:table-row table:style-name="ro3">
          <table:table-cell office:value-type="string">
            <text:p>GKD-b_46_n150_m45</text:p>
          </table:table-cell>
          <table:table-cell office:value-type="float" office:value="150">
            <text:p>150</text:p>
          </table:table-cell>
          <table:table-cell office:value-type="float" office:value="45">
            <text:p>45</text:p>
          </table:table-cell>
          <table:table-cell office:value-type="float" office:value="227.749309999998">
            <text:p>227,74931</text:p>
          </table:table-cell>
          <table:table-cell table:style-name="Default"/>
          <table:table-cell office:value-type="string">
            <text:p>GKD-b_46_n150_m45</text:p>
          </table:table-cell>
          <table:table-cell office:value-type="float" office:value="615.114">
            <text:p>615,114</text:p>
          </table:table-cell>
          <table:table-cell office:value-type="float" office:value="175">
            <text:p>175</text:p>
          </table:table-cell>
          <table:table-cell table:formula="of:=([.G49]-[.D49])/[.G49]" office:value-type="float" office:value="0.629744551416489">
            <text:p>0,63</text:p>
          </table:table-cell>
          <table:table-cell/>
          <table:table-cell office:value-type="string">
            <text:p>GKD-b_46_n150_m45</text:p>
          </table:table-cell>
          <table:table-cell office:value-type="float" office:value="586.78">
            <text:p>586,78</text:p>
          </table:table-cell>
          <table:table-cell office:value-type="float" office:value="2780">
            <text:p>2780</text:p>
          </table:table-cell>
          <table:table-cell table:formula="of:=([.L49]-[.D49])/[.L49]" office:value-type="float" office:value="0.611865929309114">
            <text:p>0,61</text:p>
          </table:table-cell>
          <table:table-cell table:number-columns-repeated="4"/>
        </table:table-row>
        <table:table-row table:style-name="ro3">
          <table:table-cell office:value-type="string">
            <text:p>GKD-b_47_n150_m45</text:p>
          </table:table-cell>
          <table:table-cell office:value-type="float" office:value="150">
            <text:p>150</text:p>
          </table:table-cell>
          <table:table-cell office:value-type="float" office:value="45">
            <text:p>45</text:p>
          </table:table-cell>
          <table:table-cell office:value-type="float" office:value="228.6029">
            <text:p>228,6029</text:p>
          </table:table-cell>
          <table:table-cell table:style-name="Default"/>
          <table:table-cell office:value-type="string">
            <text:p>GKD-b_47_n150_m45</text:p>
          </table:table-cell>
          <table:table-cell office:value-type="float" office:value="571.206">
            <text:p>571,206</text:p>
          </table:table-cell>
          <table:table-cell office:value-type="float" office:value="172">
            <text:p>172</text:p>
          </table:table-cell>
          <table:table-cell table:formula="of:=([.G50]-[.D50])/[.G50]" office:value-type="float" office:value="0.599789042832183">
            <text:p>0,60</text:p>
          </table:table-cell>
          <table:table-cell/>
          <table:table-cell office:value-type="string">
            <text:p>GKD-b_47_n150_m45</text:p>
          </table:table-cell>
          <table:table-cell office:value-type="float" office:value="418.991">
            <text:p>418,991</text:p>
          </table:table-cell>
          <table:table-cell office:value-type="float" office:value="4371">
            <text:p>4371</text:p>
          </table:table-cell>
          <table:table-cell table:formula="of:=([.L50]-[.D50])/[.L50]" office:value-type="float" office:value="0.45439663381791">
            <text:p>0,45</text:p>
          </table:table-cell>
          <table:table-cell table:number-columns-repeated="4"/>
        </table:table-row>
        <table:table-row table:style-name="ro3">
          <table:table-cell office:value-type="string">
            <text:p>GKD-b_48_n150_m45</text:p>
          </table:table-cell>
          <table:table-cell office:value-type="float" office:value="150">
            <text:p>150</text:p>
          </table:table-cell>
          <table:table-cell office:value-type="float" office:value="45">
            <text:p>45</text:p>
          </table:table-cell>
          <table:table-cell office:value-type="float" office:value="226.745339999999">
            <text:p>226,74534</text:p>
          </table:table-cell>
          <table:table-cell table:style-name="Default"/>
          <table:table-cell office:value-type="string">
            <text:p>GKD-b_48_n150_m45</text:p>
          </table:table-cell>
          <table:table-cell office:value-type="float" office:value="673.045">
            <text:p>673,045</text:p>
          </table:table-cell>
          <table:table-cell office:value-type="float" office:value="177">
            <text:p>177</text:p>
          </table:table-cell>
          <table:table-cell table:formula="of:=([.G51]-[.D51])/[.G51]" office:value-type="float" office:value="0.663105230705229">
            <text:p>0,66</text:p>
          </table:table-cell>
          <table:table-cell/>
          <table:table-cell office:value-type="string">
            <text:p>GKD-b_48_n150_m45</text:p>
          </table:table-cell>
          <table:table-cell office:value-type="float" office:value="354.776">
            <text:p>354,776</text:p>
          </table:table-cell>
          <table:table-cell office:value-type="float" office:value="3220">
            <text:p>3220</text:p>
          </table:table-cell>
          <table:table-cell table:formula="of:=([.L51]-[.D51])/[.L51]" office:value-type="float" office:value="0.360877455070244">
            <text:p>0,36</text:p>
          </table:table-cell>
          <table:table-cell table:number-columns-repeated="4"/>
        </table:table-row>
        <table:table-row table:style-name="ro3">
          <table:table-cell office:value-type="string">
            <text:p>GKD-b_49_n150_m45</text:p>
          </table:table-cell>
          <table:table-cell office:value-type="float" office:value="150">
            <text:p>150</text:p>
          </table:table-cell>
          <table:table-cell office:value-type="float" office:value="45">
            <text:p>45</text:p>
          </table:table-cell>
          <table:table-cell office:value-type="float" office:value="226.409610000003">
            <text:p>226,40961</text:p>
          </table:table-cell>
          <table:table-cell table:style-name="Default"/>
          <table:table-cell office:value-type="string">
            <text:p>GKD-b_49_n150_m45</text:p>
          </table:table-cell>
          <table:table-cell office:value-type="float" office:value="515.546">
            <text:p>515,546</text:p>
          </table:table-cell>
          <table:table-cell office:value-type="float" office:value="196">
            <text:p>196</text:p>
          </table:table-cell>
          <table:table-cell table:formula="of:=([.G52]-[.D52])/[.G52]" office:value-type="float" office:value="0.560835289188544">
            <text:p>0,56</text:p>
          </table:table-cell>
          <table:table-cell/>
          <table:table-cell office:value-type="string">
            <text:p>GKD-b_49_n150_m45</text:p>
          </table:table-cell>
          <table:table-cell office:value-type="float" office:value="335.75">
            <text:p>335,75</text:p>
          </table:table-cell>
          <table:table-cell office:value-type="float" office:value="6545">
            <text:p>6545</text:p>
          </table:table-cell>
          <table:table-cell table:formula="of:=([.L52]-[.D52])/[.L52]" office:value-type="float" office:value="0.325660134028286">
            <text:p>0,33</text:p>
          </table:table-cell>
          <table:table-cell table:number-columns-repeated="4"/>
        </table:table-row>
        <table:table-row table:style-name="ro3">
          <table:table-cell office:value-type="string">
            <text:p>GKD-b_50_n150_m45</text:p>
          </table:table-cell>
          <table:table-cell office:value-type="float" office:value="150">
            <text:p>150</text:p>
          </table:table-cell>
          <table:table-cell office:value-type="float" office:value="45">
            <text:p>45</text:p>
          </table:table-cell>
          <table:table-cell office:value-type="float" office:value="248.856619999998">
            <text:p>248,85662</text:p>
          </table:table-cell>
          <table:table-cell table:style-name="Default"/>
          <table:table-cell office:value-type="string">
            <text:p>GKD-b_50_n150_m45</text:p>
          </table:table-cell>
          <table:table-cell office:value-type="float" office:value="469.536">
            <text:p>469,536</text:p>
          </table:table-cell>
          <table:table-cell office:value-type="float" office:value="177">
            <text:p>177</text:p>
          </table:table-cell>
          <table:table-cell table:formula="of:=([.G53]-[.D53])/[.G53]" office:value-type="float" office:value="0.469994590404148">
            <text:p>0,47</text:p>
          </table:table-cell>
          <table:table-cell/>
          <table:table-cell office:value-type="string">
            <text:p>GKD-b_50_n150_m45</text:p>
          </table:table-cell>
          <table:table-cell office:value-type="float" office:value="400.053">
            <text:p>400,053</text:p>
          </table:table-cell>
          <table:table-cell office:value-type="float" office:value="3462">
            <text:p>3462</text:p>
          </table:table-cell>
          <table:table-cell table:formula="of:=([.L53]-[.D53])/[.L53]" office:value-type="float" office:value="0.377940872834354">
            <text:p>0,38</text:p>
          </table:table-cell>
          <table:table-cell table:number-columns-repeated="4"/>
        </table:table-row>
      </table:table>
      <table:table table:name="Hoja2" table:style-name="ta1" table:print="false">
        <table:table-column table:style-name="co2" table:default-cell-style-name="Default"/>
        <table:table-row table:style-name="ro6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number-style style:name="N103P0" style:volatile="true">
      <number:number number:decimal-places="0" number:min-integer-digits="1" number:grouping="true"/>
    </number:number-style>
    <number:number-style style:name="N103">
      <number:text>-</number:text>
      <number:number number:decimal-places="0" number:min-integer-digits="1" number:grouping="true"/>
      <style:map style:condition="value()&gt;=0" style:apply-style-name="N103P0"/>
    </number:number-style>
    <number:number-style style:name="N104P0" style:volatile="true">
      <number:number number:decimal-places="0" number:min-integer-digits="1" number:grouping="true"/>
    </number:number-style>
    <number:number-style style:name="N104">
      <style:text-properties fo:color="#ff0000"/>
      <number:text>-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2" number:min-integer-digits="1" number:grouping="true"/>
    </number:number-style>
    <number:number-style style:name="N105">
      <number:text>-</number:text>
      <number:number number:decimal-places="2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number:min-integer-digits="1" number:grouping="true"/>
    </number:number-style>
    <number:number-style style:name="N106">
      <style:text-properties fo:color="#ff0000"/>
      <number:text>-</number:text>
      <number:number number:decimal-places="2" number:min-integer-digits="1" number:grouping="true"/>
      <style:map style:condition="value()&gt;=0" style:apply-style-name="N106P0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number-style style:name="N111">
      <number:number number:decimal-places="4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cc0000"/>
      <style:text-properties fo:color="#ffffff" fo:font-style="normal" fo:font-weight="bold" style:font-style-asian="normal" style:font-weight-asian="bold" style:font-style-complex="normal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09">09/04/2022</text:date>, <text:time>04:55:3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Lu </meta:initial-creator>
    <meta:creation-date>2022-04-09T04:54:32.63</meta:creation-date>
    <dc:date>2022-04-09T04:55:38.93</dc:date>
    <dc:creator>JoseLu </dc:creator>
    <meta:editing-duration>PT1M6S</meta:editing-duration>
    <meta:editing-cycles>1</meta:editing-cycles>
    <meta:document-statistic meta:table-count="3" meta:cell-count="629" meta:object-count="0"/>
    <meta:generator>OpenOffice/4.1.2$Win32 OpenOffice.org_project/412m3$Build-9782</meta:generator>
  </office:meta>
</office:document-meta>
</file>